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438000001E9AD04E7590B266636.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1.6875in"/>
    </style:style>
    <style:style style:name="Table1.B" style:family="table-column">
      <style:table-column-properties style:column-width="5.2396in"/>
    </style:style>
    <style:style style:name="Table1.A1" style:family="table-cell">
      <style:table-cell-properties fo:padding="0in" fo:border="none" style:writing-mode="page"/>
    </style:style>
    <style:style style:name="Table2" style:family="table">
      <style:table-properties style:width="6.9063in" fo:margin-left="0.025in" table:align="left"/>
    </style:style>
    <style:style style:name="Table2.A" style:family="table-column">
      <style:table-column-properties style:column-width="3.875in"/>
    </style:style>
    <style:style style:name="Table2.B" style:family="table-column">
      <style:table-column-properties style:column-width="3.0313in"/>
    </style:style>
    <style:style style:name="Table2.A1" style:family="table-cell">
      <style:table-cell-properties style:writing-mode="page"/>
    </style:style>
    <style:style style:name="P1" style:family="paragraph" style:parent-style-name="Header">
      <style:paragraph-properties fo:text-align="end" style:justify-single-word="false"/>
      <style:text-properties officeooo:rsid="00206516" officeooo:paragraph-rsid="00206516"/>
    </style:style>
    <style:style style:name="P2" style:family="paragraph" style:parent-style-name="Standard">
      <style:text-properties style:font-name="Times New Roman" officeooo:rsid="00206516" officeooo:paragraph-rsid="00206516"/>
    </style:style>
    <style:style style:name="P3" style:family="paragraph" style:parent-style-name="Standard">
      <style:text-properties style:font-name="Times New Roman" fo:font-weight="bold" officeooo:rsid="001e14a6" officeooo:paragraph-rsid="00240acc" style:font-weight-asian="bold" style:font-weight-complex="bold"/>
    </style:style>
    <style:style style:name="P4" style:family="paragraph" style:parent-style-name="Standard">
      <style:text-properties style:font-name="Times New Roman" fo:font-weight="bold" officeooo:rsid="007cf309" officeooo:paragraph-rsid="007cf309" style:font-weight-asian="bold" style:font-weight-complex="bold"/>
    </style:style>
    <style:style style:name="P5" style:family="paragraph" style:parent-style-name="Table_20_Contents">
      <style:text-properties style:font-name="Times New Roman" fo:font-weight="bold" officeooo:rsid="006f35b3" officeooo:paragraph-rsid="006f35b3" style:font-weight-asian="bold" style:font-weight-complex="bold"/>
    </style:style>
    <style:style style:name="P6" style:family="paragraph" style:parent-style-name="Standard">
      <style:text-properties style:font-name="Times New Roman" fo:font-weight="bold" officeooo:rsid="00206516" officeooo:paragraph-rsid="00803dab" style:font-weight-asian="bold" style:font-weight-complex="bold"/>
    </style:style>
    <style:style style:name="P7" style:family="paragraph" style:parent-style-name="Standard">
      <style:paragraph-properties fo:text-align="justify" style:justify-single-word="false"/>
      <style:text-properties style:font-name="Times New Roman" officeooo:paragraph-rsid="0090215f"/>
    </style:style>
    <style:style style:name="P8" style:family="paragraph" style:parent-style-name="Table_20_Contents">
      <style:text-properties style:font-name="Times New Roman" officeooo:rsid="00240acc" officeooo:paragraph-rsid="00240acc"/>
    </style:style>
    <style:style style:name="P9" style:family="paragraph" style:parent-style-name="Table_20_Contents">
      <style:text-properties style:font-name="Times New Roman" officeooo:rsid="006f35b3" officeooo:paragraph-rsid="006f35b3"/>
    </style:style>
    <style:style style:name="P10" style:family="paragraph" style:parent-style-name="Table_20_Contents">
      <style:text-properties style:font-name="Times New Roman" officeooo:rsid="007b3e59" officeooo:paragraph-rsid="007b3e59"/>
    </style:style>
    <style:style style:name="P11" style:family="paragraph" style:parent-style-name="Text_20_body">
      <style:paragraph-properties fo:text-align="center" style:justify-single-word="false"/>
      <style:text-properties style:font-name="Times New Roman" fo:font-size="14pt" fo:font-weight="bold" officeooo:rsid="007b3e59" officeooo:paragraph-rsid="007b3e59" style:font-size-asian="14pt" style:font-weight-asian="bold" style:font-size-complex="14pt" style:font-weight-complex="bold"/>
    </style:style>
    <style:style style:name="P12" style:family="paragraph" style:parent-style-name="Standard">
      <style:text-properties style:font-name="Times New Roman" officeooo:paragraph-rsid="00914cfa"/>
    </style:style>
    <style:style style:name="P13" style:family="paragraph" style:parent-style-name="Standard">
      <style:paragraph-properties fo:text-align="justify" style:justify-single-word="false"/>
      <style:text-properties style:font-name="Times New Roman" fo:font-weight="normal" style:font-weight-asian="normal" style:font-weight-complex="normal"/>
    </style:style>
    <style:style style:name="P14" style:family="paragraph" style:parent-style-name="Standard">
      <style:text-properties style:text-underline-style="none" fo:font-weight="normal" officeooo:rsid="007cf309" officeooo:paragraph-rsid="007cf309" style:font-weight-asian="normal" style:font-weight-complex="normal"/>
    </style:style>
    <style:style style:name="P15" style:family="paragraph" style:parent-style-name="Standard">
      <style:text-properties style:text-underline-style="none" fo:font-weight="normal" officeooo:rsid="007cf309" officeooo:paragraph-rsid="00953a89" style:font-weight-asian="normal" style:font-weight-complex="normal"/>
    </style:style>
    <style:style style:name="P16" style:family="paragraph" style:parent-style-name="Standard">
      <style:text-properties style:text-underline-style="none" fo:font-weight="normal" officeooo:rsid="00820e8d" officeooo:paragraph-rsid="008b1937" style:font-weight-asian="normal" style:font-weight-complex="normal"/>
    </style:style>
    <style:style style:name="P17" style:family="paragraph" style:parent-style-name="Standard">
      <style:text-properties style:text-underline-style="none" fo:font-weight="normal" officeooo:rsid="00820e8d" officeooo:paragraph-rsid="00953a89" style:font-weight-asian="normal" style:font-weight-complex="normal"/>
    </style:style>
    <style:style style:name="P18" style:family="paragraph" style:parent-style-name="Standard">
      <style:text-properties style:text-underline-style="none" fo:font-weight="normal" officeooo:rsid="00953a89" officeooo:paragraph-rsid="00953a89" style:font-weight-asian="normal" style:font-weight-complex="normal"/>
    </style:style>
    <style:style style:name="P19" style:family="paragraph" style:parent-style-name="Standard">
      <style:text-properties style:text-underline-style="none" fo:font-weight="normal" officeooo:rsid="0093862d" officeooo:paragraph-rsid="00953a89" style:font-weight-asian="normal" style:font-weight-complex="normal"/>
    </style:style>
    <style:style style:name="P20" style:family="paragraph" style:parent-style-name="Standard">
      <style:text-properties style:text-underline-style="solid" style:text-underline-width="auto" style:text-underline-color="font-color" fo:font-weight="bold" officeooo:rsid="007cf309" officeooo:paragraph-rsid="00819e18" style:font-weight-asian="bold" style:font-weight-complex="bold"/>
    </style:style>
    <style:style style:name="P21" style:family="paragraph" style:parent-style-name="Standard">
      <style:text-properties officeooo:paragraph-rsid="00819e18"/>
    </style:style>
    <style:style style:name="P22" style:family="paragraph" style:parent-style-name="Standard">
      <style:text-properties fo:font-style="italic" style:text-underline-style="none" fo:font-weight="normal" officeooo:rsid="00953a89" officeooo:paragraph-rsid="00953a89" style:font-style-asian="italic" style:font-weight-asian="normal" style:font-style-complex="italic" style:font-weight-complex="normal"/>
    </style:style>
    <style:style style:name="P23" style:family="paragraph" style:parent-style-name="Standard">
      <style:text-properties fo:font-style="italic" style:text-underline-style="none" fo:font-weight="normal" officeooo:rsid="00820e8d" officeooo:paragraph-rsid="008b1937" style:font-style-asian="italic" style:font-weight-asian="normal" style:font-style-complex="italic" style:font-weight-complex="normal"/>
    </style:style>
    <style:style style:name="P24" style:family="paragraph" style:parent-style-name="Standard">
      <style:paragraph-properties fo:text-align="center" style:justify-single-word="false"/>
      <style:text-properties officeooo:paragraph-rsid="0097b657"/>
    </style:style>
    <style:style style:name="P25" style:family="paragraph" style:parent-style-name="Table_20_Contents">
      <style:paragraph-properties fo:text-align="center" style:justify-single-word="false"/>
      <style:text-properties officeooo:paragraph-rsid="0097b657"/>
    </style:style>
    <style:style style:name="P26" style:family="paragraph" style:parent-style-name="Table_20_Contents">
      <style:paragraph-properties fo:text-align="center" style:justify-single-word="false"/>
    </style:style>
    <style:style style:name="P27" style:family="paragraph" style:parent-style-name="Standard" style:list-style-name="L1">
      <style:text-properties officeooo:paragraph-rsid="0093862d"/>
    </style:style>
    <style:style style:name="P28" style:family="paragraph" style:parent-style-name="Standard" style:list-style-name="L1">
      <style:text-properties style:text-underline-style="none" fo:font-weight="normal" officeooo:rsid="0093862d" officeooo:paragraph-rsid="0093862d" style:font-weight-asian="normal" style:font-weight-complex="normal"/>
    </style:style>
    <style:style style:name="T1" style:family="text">
      <style:text-properties fo:font-weight="bold" officeooo:rsid="00146369" style:font-weight-asian="bold" style:font-weight-complex="bold"/>
    </style:style>
    <style:style style:name="T2" style:family="text">
      <style:text-properties fo:font-weight="bold" officeooo:rsid="007c68e3" style:font-weight-asian="bold" style:font-weight-complex="bold"/>
    </style:style>
    <style:style style:name="T3" style:family="text">
      <style:text-properties fo:font-weight="bold" officeooo:rsid="002455a7" style:font-weight-asian="bold" style:font-weight-complex="bold"/>
    </style:style>
    <style:style style:name="T4" style:family="text">
      <style:text-properties officeooo:rsid="00700794"/>
    </style:style>
    <style:style style:name="T5" style:family="text">
      <style:text-properties officeooo:rsid="0079bd7d"/>
    </style:style>
    <style:style style:name="T6" style:family="text">
      <style:text-properties fo:font-weight="normal" officeooo:rsid="00207eef" style:font-weight-asian="normal" style:font-weight-complex="normal"/>
    </style:style>
    <style:style style:name="T7" style:family="text">
      <style:text-properties fo:font-weight="normal" officeooo:rsid="00146369" style:font-weight-asian="normal" style:font-weight-complex="normal"/>
    </style:style>
    <style:style style:name="T8" style:family="text">
      <style:text-properties fo:font-weight="normal" officeooo:rsid="002455a7" style:font-weight-asian="normal" style:font-weight-complex="normal"/>
    </style:style>
    <style:style style:name="T9" style:family="text">
      <style:text-properties fo:font-weight="normal" officeooo:rsid="007c68e3" style:font-weight-asian="normal" style:font-weight-complex="normal"/>
    </style:style>
    <style:style style:name="T10" style:family="text">
      <style:text-properties fo:font-weight="normal" officeooo:rsid="007ebe03" style:font-weight-asian="normal" style:font-weight-complex="normal"/>
    </style:style>
    <style:style style:name="T11" style:family="text">
      <style:text-properties fo:font-weight="normal" officeooo:rsid="00994a39" style:font-weight-asian="normal" style:font-weight-complex="normal"/>
    </style:style>
    <style:style style:name="T12" style:family="text">
      <style:text-properties officeooo:rsid="007c68e3"/>
    </style:style>
    <style:style style:name="T13" style:family="text">
      <style:text-properties officeooo:rsid="007cf309"/>
    </style:style>
    <style:style style:name="T14" style:family="text">
      <style:text-properties officeooo:rsid="00849138"/>
    </style:style>
    <style:style style:name="T15" style:family="text">
      <style:text-properties officeooo:rsid="00803dab"/>
    </style:style>
    <style:style style:name="T16" style:family="text">
      <style:text-properties officeooo:rsid="00821b0d"/>
    </style:style>
    <style:style style:name="T17" style:family="text">
      <style:text-properties style:text-underline-style="solid" style:text-underline-width="auto" style:text-underline-color="font-color" fo:font-weight="bold" officeooo:rsid="007cf309" style:font-weight-asian="bold" style:font-weight-complex="bold"/>
    </style:style>
    <style:style style:name="T18" style:family="text">
      <style:text-properties style:text-underline-style="solid" style:text-underline-width="auto" style:text-underline-color="font-color" fo:font-weight="bold" officeooo:rsid="00821b0d" style:font-weight-asian="bold" style:font-weight-complex="bold"/>
    </style:style>
    <style:style style:name="T19" style:family="text">
      <style:text-properties style:text-underline-style="solid" style:text-underline-width="auto" style:text-underline-color="font-color" fo:font-weight="bold" officeooo:rsid="008bb716" style:font-weight-asian="bold" style:font-weight-complex="bold"/>
    </style:style>
    <style:style style:name="T20" style:family="text">
      <style:text-properties style:text-underline-style="solid" style:text-underline-width="auto" style:text-underline-color="font-color" fo:font-weight="bold" officeooo:rsid="008d21f8" style:font-weight-asian="bold" style:font-weight-complex="bold"/>
    </style:style>
    <style:style style:name="T21" style:family="text">
      <style:text-properties style:text-underline-style="none" fo:font-weight="normal" officeooo:rsid="0093862d" style:font-weight-asian="normal" style:font-weight-complex="normal"/>
    </style:style>
    <style:style style:name="T22" style:family="text">
      <style:text-properties officeooo:rsid="00893e56"/>
    </style:style>
    <style:style style:name="T23" style:family="text">
      <style:text-properties officeooo:rsid="008c0e4f"/>
    </style:style>
    <style:style style:name="T24" style:family="text">
      <style:text-properties officeooo:rsid="0089cba4"/>
    </style:style>
    <style:style style:name="T25" style:family="text">
      <style:text-properties officeooo:rsid="008aeaed"/>
    </style:style>
    <style:style style:name="T26" style:family="text">
      <style:text-properties officeooo:rsid="008b1937"/>
    </style:style>
    <style:style style:name="T27" style:family="text">
      <style:text-properties officeooo:rsid="008bb716"/>
    </style:style>
    <style:style style:name="T28" style:family="text">
      <style:text-properties officeooo:rsid="008fb198"/>
    </style:style>
    <style:style style:name="T29" style:family="text">
      <style:text-properties officeooo:rsid="0091202e"/>
    </style:style>
    <style:style style:name="T30" style:family="text">
      <style:text-properties officeooo:rsid="009d22d0"/>
    </style:style>
    <style:style style:name="T31" style:family="text">
      <style:text-properties officeooo:rsid="00911435"/>
    </style:style>
    <style:style style:name="T32" style:family="text">
      <style:text-properties officeooo:rsid="0093862d"/>
    </style:style>
    <style:style style:name="T33" style:family="text">
      <style:text-properties fo:font-style="italic" style:text-underline-style="none" fo:font-weight="normal" officeooo:rsid="0093862d" style:font-style-asian="italic" style:font-weight-asian="normal" style:font-style-complex="italic" style:font-weight-complex="normal"/>
    </style:style>
    <style:style style:name="T34" style:family="text">
      <style:text-properties officeooo:rsid="0096e288"/>
    </style:style>
    <style:style style:name="T35" style:family="text">
      <style:text-properties officeooo:rsid="0097b657"/>
    </style:style>
    <style:style style:name="T36" style:family="text">
      <style:text-properties officeooo:rsid="009b03bb"/>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Exam <text:span text:style-name="T29">2</text:span></text:p>
      <table:table table:name="Table1" table:style-name="Table1">
        <table:table-column table:style-name="Table1.A"/>
        <table:table-column table:style-name="Table1.B"/>
        <table:table-row>
          <table:table-cell table:style-name="Table1.A1" office:value-type="string">
            <text:p text:style-name="P2">Course Title:</text:p>
          </table:table-cell>
          <table:table-cell table:style-name="Table1.A1" office:value-type="string">
            <text:p text:style-name="P6">Terminología Especializada en <text:span text:style-name="T14">Documentos de </text:span>Tecnología e Ingeniería</text:p>
          </table:table-cell>
        </table:table-row>
        <table:table-row>
          <table:table-cell table:style-name="Table1.A1" office:value-type="string">
            <text:p text:style-name="P8">Course ID:</text:p>
          </table:table-cell>
          <table:table-cell table:style-name="Table1.A1" office:value-type="string">
            <text:p text:style-name="P3">IT062<text:span text:style-name="T15">7</text:span><text:span text:style-name="T5"> </text:span><text:span text:style-name="T12">(Marron, 25-2)</text:span></text:p>
          </table:table-cell>
        </table:table-row>
        <table:table-row>
          <table:table-cell table:style-name="Table1.A1" office:value-type="string">
            <text:p text:style-name="P9">Cohort <text:span text:style-name="T4">ID</text:span>:</text:p>
          </table:table-cell>
          <table:table-cell table:style-name="Table1.A1" office:value-type="string">
            <text:p text:style-name="P5">6A<text:span text:style-name="T15">2</text:span></text:p>
          </table:table-cell>
        </table:table-row>
        <table:table-row>
          <table:table-cell table:style-name="Table1.A1" office:value-type="string">
            <text:p text:style-name="P10"><text:span text:style-name="T13">Exam </text:span>Date:</text:p>
          </table:table-cell>
          <table:table-cell table:style-name="Table1.A1" office:value-type="string">
            <text:p text:style-name="P4">1<text:span text:style-name="T15">3</text:span> <text:span text:style-name="T29">Mar</text:span> 2025</text:p>
          </table:table-cell>
        </table:table-row>
      </table:table>
      <text:p text:style-name="P2"/>
      <text:p text:style-name="P7"><text:span text:style-name="T1">General </text:span><text:span text:style-name="T3">Instructions: </text:span><text:span text:style-name="T9">Print</text:span><text:span text:style-name="T2"> </text:span><text:span text:style-name="T6">your name in the upper right-hand corner </text:span><text:span text:style-name="T11">of this paper</text:span><text:span text:style-name="T6">. </text:span><text:span text:style-name="T7">Read each item carefully. Be sure that you understand exactly what is being asked of you. </text:span><text:span text:style-name="T8">Begin your answers on the backside of this paper </text:span><text:span text:style-name="T11">if possible </text:span><text:span text:style-name="T10">and a</text:span><text:span text:style-name="T8">dd extra sheets of paper as needed. Be sure to write your name on any </text:span><text:span text:style-name="T11">and all </text:span><text:span text:style-name="T8">extra sheets of paper. </text:span><text:span text:style-name="T10">S</text:span><text:span text:style-name="T8">taple all exam papers together when you are finished.</text:span></text:p>
      <text:p text:style-name="P13"/>
      <text:p text:style-name="P12"><text:span text:style-name="T22">This is a closed book exam; </text:span><text:span text:style-name="T30">however, you may bring one (1) 8 in. </text:span><text:span text:style-name="T31">x</text:span><text:span text:style-name="T30"> 11 in. ¨cheat sheet” to the exam. </text:span><text:span text:style-name="T22">Attempt to answer all questions, </text:span><text:span text:style-name="T23">eve</text:span><text:span text:style-name="T22">n if you are uncertain. Whenever possible, provide answers in bullet list format with complete content. </text:span><text:span text:style-name="T24">Tasks will be evaluated by sub-tasks. Three (3) points are available for each sub-task: Accuracy </text:span><text:span text:style-name="T25">(</text:span><text:span text:style-name="T24">1 pt), Completeness (1 pt), and Sufficiency (1 pt). </text:span><text:span text:style-name="T25">Points will be awarded in 0.1 increments. </text:span><text:span text:style-name="T26">Answer in English unless requested to do </text:span><text:span text:style-name="T28">so </text:span><text:span text:style-name="T26">otherwise.</text:span></text:p>
      <text:p text:style-name="P14"/>
      <text:p text:style-name="P20">Task 1 <text:span text:style-name="T27">(6 pts)</text:span></text:p>
      <text:p text:style-name="P19">Answer the questions below in English. </text:p>
      <text:p text:style-name="P17"/>
      <text:p text:style-name="P17"><text:span text:style-name="T32">The article, </text:span>"Semiconductores-Tecnológico-Nacional-México.pdf" <text:span text:style-name="T32">states,</text:span></text:p>
      <text:p text:style-name="P23">La industria electrónica es el motor de la innovación tecnológica, los avances en el diseño de microprocesadores, sensoresy dispositivos electrónicos impulsan la creación de nuevas tecnologías y productos, como smartphones, computadoras, electrodomésticos inteligentes y dispositivos médicos avanzados que han revolucionado la forma en que las personas se comunican y se conectan, transformando la vida cotidiana.</text:p>
      <text:p text:style-name="P16"/>
      <text:list xml:id="list4152300761" text:style-name="L1">
        <text:list-item>
          <text:p text:style-name="P28">Do agree with this statement? Explain.</text:p>
        </text:list-item>
        <text:list-item>
          <text:p text:style-name="P27"><text:span text:style-name="T21">Do you think that the development of the </text:span><text:span text:style-name="T33">Proyecto Nacional de Semiconductores</text:span><text:span text:style-name="T21"> is a worthy project for </text:span>Tecnológico Nacional de México <text:span text:style-name="T32">(TECNM)? Explain.</text:span></text:p>
        </text:list-item>
      </text:list>
      <text:p text:style-name="P16"/>
      <text:p text:style-name="P20">Task <text:span text:style-name="T16">2 </text:span><text:span text:style-name="T27">(6 pts)</text:span></text:p>
      <text:p text:style-name="P18">Translate the following into English:</text:p>
      <text:p text:style-name="P18"/>
      <text:p text:style-name="P22">Los proyectos estratégicos que ha implementado el Tecnológico Nacional de México en el área de semiconductores han sido el diseño y la creación de programas educativos basados en el análisis de la cadena de valor de la industria electrónica partiendo de los materiales semiconductores y caracterización de dispositivos, hasta el diseño y manufactura de los sistemas embebidos o productos electrónicos de consumo, pasando por las etapas del estudio, análisis y caracterización de materiales y dispositivos electrónicos, diseño de circuitos integrados, layout o diseño físico, verificación y empaque de circuitos integrados. Además, se tomaron en cuenta los requerimientos de los principales actores de la industria, como lo son los centros de investigación y las grandes empresas tecnológicas. Se han considerado de manera significativa no solo las áreas de desarrollo, sino esquemas de capacitación para los profesores de dichos programas educativos. Esto le da gran fortaleza y muy altas posibilidades de éxito a estos nuevos programas educativos.</text:p>
      <text:p text:style-name="P21"><text:soft-page-break/><text:span text:style-name="T17">Task </text:span><text:span text:style-name="T20">3</text:span><text:span text:style-name="T18"> </text:span><text:span text:style-name="T19">(6pts)</text:span></text:p>
      <text:p text:style-name="P18"><text:span text:style-name="T35">Select </text:span><text:span text:style-name="T36">five (5)</text:span><text:span text:style-name="T35"> words from the list below and give </text:span>definitions in English and <text:span text:style-name="T34">S</text:span>panish.</text:p>
      <text:p text:style-name="P18"/>
      <table:table table:name="Table2" table:style-name="Table2">
        <table:table-column table:style-name="Table2.A"/>
        <table:table-column table:style-name="Table2.B"/>
        <table:table-row>
          <table:table-cell table:style-name="Table2.A1" office:value-type="string">
            <text:p text:style-name="P26">actuadores</text:p>
            <text:p text:style-name="P26"><text:tab/>adheridos</text:p>
            <text:p text:style-name="P26"><text:tab/>afloramiento</text:p>
            <text:p text:style-name="P26"><text:tab/>agrietamiento</text:p>
            <text:p text:style-name="P26"><text:tab/>aluviales</text:p>
            <text:p text:style-name="P26"><text:tab/>ambiental</text:p>
            <text:p text:style-name="P26"><text:tab/>analógico</text:p>
            <text:p text:style-name="P26"><text:tab/>anclado</text:p>
            <text:p text:style-name="P26"><text:tab/>anclaje</text:p>
            <text:p text:style-name="P26"><text:tab/>apuntalamiento</text:p>
            <text:p text:style-name="P26"><text:tab/>arcillas</text:p>
            <text:p text:style-name="P26"><text:tab/>arseniuro de galio (GaAs)</text:p>
            <text:p text:style-name="P26"><text:tab/>baterías avanzadas</text:p>
            <text:p text:style-name="P26"><text:tab/>capacitores</text:p>
            <text:p text:style-name="P26"><text:tab/>cadenamientos</text:p>
            <text:p text:style-name="P26"><text:tab/>cimentaciones</text:p>
            <text:p text:style-name="P26"><text:tab/>circuitos electrónicos</text:p>
            <text:p text:style-name="P26"><text:tab/>combustible</text:p>
            <text:p text:style-name="P25">Complementary Metal-Oxide Semiconductor (CMOS)</text:p>
            <text:p text:style-name="P25"><text:tab/>compuesta</text:p>
            <text:p text:style-name="P25"><text:tab/>compuesto</text:p>
            <text:p text:style-name="P25"><text:tab/>controladores</text:p>
            <text:p text:style-name="P25"><text:tab/>cuaternario</text:p>
            <text:p text:style-name="P25"><text:tab/>deslizamiento</text:p>
            <text:p text:style-name="P25"><text:tab/>desplantadas</text:p>
            <text:p text:style-name="P25"><text:tab/>dictamen</text:p>
            <text:p text:style-name="P25"><text:tab/>diodos</text:p>
            <text:p text:style-name="P25"><text:tab/>discontinuidades</text:p>
            <text:p text:style-name="P25"><text:tab/>dispositivos electrónicos</text:p>
            <text:p text:style-name="P25"><text:tab/>discretización</text:p>
            <text:p text:style-name="P25"><text:tab/>drones</text:p>
            <text:p text:style-name="P25"><text:tab/>Digital Signal Processors (DSPs)</text:p>
            <text:p text:style-name="P25"><text:tab/>electrosoldada</text:p>
            <text:p text:style-name="P25"><text:tab/>empaquetar</text:p>
            <text:p text:style-name="P25"><text:tab/>estratigrafía</text:p>
            <text:p text:style-name="P25"><text:tab/>estratos</text:p>
            <text:p text:style-name="P25"><text:tab/>fabricantes</text:p>
            <text:p text:style-name="P25"><text:tab/>Field Programmable Gate Arrays (FPGAs)</text:p>
            <text:p text:style-name="P25"><text:tab/>fracturamiento</text:p>
            <text:p text:style-name="P25"><text:tab/>gravas</text:p>
            <text:p text:style-name="P25"><text:tab/>heterogénea</text:p>
            <text:p text:style-name="P25"><text:tab/>incongruencias</text:p>
          </table:table-cell>
          <table:table-cell table:style-name="Table2.A1" office:value-type="string">
            <text:p text:style-name="P24"><text:s text:c="3"/>infraestructura</text:p>
            <text:p text:style-name="P25"><text:tab/>ingenieril</text:p>
            <text:p text:style-name="P25"><text:tab/>intemperismo</text:p>
            <text:p text:style-name="P25"><text:tab/>interpolación</text:p>
            <text:p text:style-name="P25"><text:tab/>layout</text:p>
            <text:p text:style-name="P25"><text:tab/>lacustre</text:p>
            <text:p text:style-name="P25"><text:tab/>lahares</text:p>
            <text:p text:style-name="P25"><text:tab/>limosas</text:p>
            <text:p text:style-name="P25">LEDs</text:p>
            <text:p text:style-name="P25"><text:tab/>mediciones</text:p>
            <text:p text:style-name="P25"><text:tab/>microprocesadores</text:p>
            <text:p text:style-name="P25"><text:tab/>microtemores</text:p>
            <text:p text:style-name="P25"><text:tab/>microtremores</text:p>
            <text:p text:style-name="P25"><text:tab/>neuronal</text:p>
            <text:p text:style-name="P25"><text:tab/>nitruro</text:p>
            <text:p text:style-name="P25"><text:tab/>nitruro de galio (GaN)</text:p>
            <text:p text:style-name="P25"><text:tab/>perceptron</text:p>
            <text:p text:style-name="P25"><text:tab/>pilas desplantadas</text:p>
            <text:p text:style-name="P25"><text:tab/>pilas empotradas</text:p>
            <text:p text:style-name="P25"><text:tab/>pilotes</text:p>
            <text:p text:style-name="P25"><text:tab/>planteamiento</text:p>
            <text:p text:style-name="P25"><text:tab/>pluvial</text:p>
            <text:p text:style-name="P25"><text:tab/>resonancia magnética</text:p>
            <text:p text:style-name="P25"><text:tab/>semicompensado</text:p>
            <text:p text:style-name="P25"><text:tab/>sostenibilidad</text:p>
            <text:p text:style-name="P25"><text:tab/>subsuelo</text:p>
            <text:p text:style-name="P25"><text:tab/>subyacente</text:p>
            <text:p text:style-name="P25"><text:tab/>subyaciendo</text:p>
            <text:p text:style-name="P25"><text:tab/>subzonas</text:p>
            <text:p text:style-name="P25"><text:tab/>superconductores</text:p>
            <text:p text:style-name="P25"><text:tab/>talud</text:p>
            <text:p text:style-name="P25"><text:tab/>taludes</text:p>
            <text:p text:style-name="P25"><text:tab/>telecomunicaciones</text:p>
            <text:p text:style-name="P25"><text:tab/>tirantes</text:p>
            <text:p text:style-name="P25"><text:tab/>topográfico</text:p>
            <text:p text:style-name="P25"><text:tab/>topología</text:p>
            <text:p text:style-name="P25"><text:tab/>transistores</text:p>
            <text:p text:style-name="P25"><text:tab/>ultrasonido</text:p>
            <text:p text:style-name="P25"><text:tab/>unidades de estado sólido (SSD</text:p>
            <text:p text:style-name="P25"><text:tab/>vectores</text:p>
            <text:p text:style-name="P25"><text:tab/>zapatas convencionales</text:p>
            <text:p text:style-name="P25"><text:tab/>zapatas octogonales</text:p>
          </table:table-cell>
        </table:table-row>
      </table:table>
      <text:p text:style-name="P1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officeooo:rsid="00206516" officeooo:paragraph-rsid="00206516"/>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draw:style-name="Mfr1" draw:name="Image1" text:anchor-type="char" svg:x="-0.0929in" svg:y="-0.3571in" svg:width="1.4862in" svg:height="0.6728in" draw:z-index="1"><draw:image xlink:href="Pictures/1000000100000438000001E9AD04E7590B266636.png" xlink:type="simple" xlink:show="embed" xlink:actuate="onLoad" draw:mime-type="image/png"/></draw:frame></text:p>
        <text:p text:style-name="MP1"/>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28T14:49:03.066163630</meta:creation-date>
    <dc:date>2025-03-13T08:56:41.200431427</dc:date>
    <meta:editing-duration>PT11H30M31S</meta:editing-duration>
    <meta:editing-cycles>93</meta:editing-cycles>
    <meta:generator>LibreOffice/7.3.7.2$Linux_X86_64 LibreOffice_project/30$Build-2</meta:generator>
    <meta:document-statistic meta:table-count="2" meta:image-count="1" meta:object-count="0" meta:page-count="2" meta:paragraph-count="106" meta:word-count="573" meta:character-count="4124" meta:non-whitespace-character-count="3575"/>
  </office:meta>
</office:document-meta>
</file>